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713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03:45.479957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7:47:25.527841731</meta:creation-date>
    <dc:date>2022-03-31T21:43:50.547963029</dc:date>
    <meta:editing-duration>PT9H36M44S</meta:editing-duration>
    <meta:editing-cycles>2</meta:editing-cycles>
    <meta:generator>LibreOffice/6.4.7.2$Linux_X86_64 LibreOffice_project/40$Build-2</meta:generator>
    <meta:document-statistic meta:table-count="1" meta:cell-count="41" meta:object-count="0"/>
  </office:meta>
</office:document-meta>
</file>